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infoblue">
      <style:paragraph-properties fo:margin-top="0.169cm" fo:margin-bottom="0.508cm"/>
      <style:text-properties fo:color="#000000"/>
    </style:style>
    <style:style style:name="P14" style:family="paragraph" style:parent-style-name="heading_20_2">
      <style:text-properties fo:text-transform="uppercase"/>
    </style:style>
    <style:style style:name="P15"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6"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7"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style:font-size-asian="10pt" style:font-size-complex="10pt"/>
    </style:style>
    <style:style style:name="P19" style:family="paragraph" style:parent-style-name="footer">
      <style:paragraph-properties>
        <style:tab-stops/>
      </style:paragraph-properties>
      <style:text-properties fo:font-size="10pt" style:font-size-asian="10pt" style:font-size-complex="10pt"/>
    </style:style>
    <style:style style:name="P20" style:family="paragraph" style:parent-style-name="footer">
      <style:text-properties style:font-name="Arial" fo:font-size="10pt" style:font-name-asian="Arial" style:font-size-asian="10pt" style:language-asian="en" style:country-asian="US" style:font-name-complex="Arial" style:font-size-complex="10pt"/>
    </style:style>
    <style:style style:name="P21" style:family="paragraph" style:parent-style-name="infoblue">
      <style:text-properties fo:color="#ff0000"/>
    </style:style>
    <style:style style:name="P22" style:family="paragraph" style:parent-style-name="Standard">
      <style:paragraph-properties fo:text-align="justify" style:justify-single-word="false"/>
    </style:style>
    <style:style style:name="P23" style:family="paragraph" style:parent-style-name="heading_20_2" style:master-page-name="Convert_20_1">
      <style:paragraph-properties style:page-number="auto"/>
      <style:text-properties fo:text-transform="uppercase"/>
    </style:style>
    <style:style style:name="P24" style:family="paragraph" style:parent-style-name="heading_20_2">
      <style:text-properties fo:text-transform="uppercase"/>
    </style:style>
    <style:style style:name="P25"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6" style:family="paragraph" style:parent-style-name="infoblue">
      <style:text-properties style:use-window-font-color="true" fo:font-size="8pt" style:font-size-asian="8pt" style:font-size-complex="8pt"/>
    </style:style>
    <style:style style:name="P27" style:family="paragraph" style:parent-style-name="infoblue">
      <style:text-properties fo:color="#ff0000"/>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4"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infored">GIT</text:p>
      <text:p text:style-name="P2"/>
      <text:h text:style-name="P23" text:outline-level="2"><text:bookmark-start text:name="_Toc46033586"/>I<text:bookmark-end text:name="_Toc46033586"/>ntrodução</text:h>
      <text:p text:style-name="conteudo">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conteudo">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conteudo">Por parte do docente responsável, o controle das atividades realizadas não segue um padrão, sendo também, muitas vezes, realizado através de planilhas simples, ou até mesmo fichas de papel, aonde são anotados os progressos do projeto. </text:p>
      <text:p text:style-name="conteudo">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P26"><text:s/></text:p>
      <text:p text:style-name="infored">Falar da Comunicação, recados, etc.</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4" text:outline-level="2"><text:bookmark-start text:name="_Toc46308416"/>C<text:bookmark-end text:name="_Toc46308416"/>aracterização de Problemas e objetivo(s)</text:h>
      <text:p text:style-name="conteudo">Devido a este ambiente anteriormente descrito, os discentes muitas vezes deixam o ambiente acadêmico sem nunca ter contato com uma ferramenta de gerenciamento de projetos, que muito provavelmente usarão no mercado de trabalho.</text:p>
      <text:p text:style-name="conteudo">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conteudo">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conteudo">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text:soft-page-break/></text:p>
      <text:h text:style-name="P14" text:outline-level="2"><text:bookmark-start text:name="_Toc49663069"/>Plano de Avaliação do <text:bookmark-end text:name="_Toc49663069"/>Trabalho</text:h>
      <text:p text:style-name="conteudo">Para avaliar o objetivo, será utilizada a figura de um especialista, que será exercido por um professor com experiência em avaliações <text:s/>semanais de projetos acadêmicos.</text:p>
      <text:p text:style-name="conteudo">O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conteudo">A preparação para essa avaliação deverá ser feita seguindo os seguintes passos:</text:p>
      <text:p text:style-name="conteudo">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conteudo">Em seguida, fica o desenvolver do projeto responsável por simular essas atividades no ambiente do Gerenciador de Projetos, para posterior analise por parte do especialista.</text:p>
      <text:p text:style-name="conteudo">Fica também sob responsabilidade do desenvolver do projeto elaborar um guia de utilização do Gerenciador de Projetos, que contemple todo o fluxo de avaliação, que será seguido pelo especialista no momento da mesma.</text:p>
      <text:p text:style-name="conteudo">Após feita a avaliação, fica o especialista responsável por determinar um percentual de redução do tempo da mesma. </text:p>
      <text:p text:style-name="conteudo">Havendo uma redução de tempo de pelo menos 50%, o trabalho pode ser considerado um sucesso. </text:p>
      <text:p text:style-name="infored">Reduçao de quantos % ? </text:p>
      <text:p text:style-name="infored">Basta citar o guia de utilizaçao, ou descrever este guia aqui?&lt; pode citar, mas pensar tambem em TREINAMENTO &gt;</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4" text:outline-level="2">proposta de solução</text:h>
      <text:p text:style-name="conteudo">Desenvolver uma ferramenta para gerenciamento do projeto, aonde seja possível registrar atividades a serem realizadas, e também o progresso das mesmas.Também faz parte do escopo da ferramenta uma ferramenta de comunicação entre os membros do projeto e o responsável, o um modo fácil de gerenciar os membros de um determinado projeto e uma ferramenta integrada com controle de versão GIT, para fácil acesso ao código, via interface web.</text:p>
      <text:p text:style-name="conteudo">Uma vez que nos laboratórios acadêmicos não há lugar fixo, toda a ferramenta será desenvolvida para a plataforma web, afim de que possa ser acessada de qualquer uma das maquinas, bem como de computadores pessoas, dentro ou fora da universidade.</text:p>
      <text:p text:style-name="conteudo">Haverá um modulo de gerenciamento de tarefas, aonde será possível inserir, editar e remover tarefas de um determinado projeto.</text:p>
      <text:p text:style-name="conteudo"/>
      <text:p text:style-name="P13"><text:soft-page-break/>Desenvolver uma ferramenta aonde seja registrado as atividades diárias de um projeto. Por atividades diárias, podemos dizer tarefas, partes do projeto, etc.</text:p>
      <text:p text:style-name="P13">É interessante também que haja o registro das datas de conclusão de fato destas tarefas, assim como também sua data prevista para a conclusão. </text:p>
      <text:p text:style-name="P13">Cada projeto terá seu ambiente separado, assim como cada usuário membro do projeto. Um não terá acesso ao projeto do outro, a menos que isso seja liberado. </text:p>
      <text:p text:style-name="P13">Com fins de avaliação, o orientador do projeto terá acesso a algumas destas informações, com acesso de leitura sobre elas. Através disso, ele avaliará o desenrolar do projeto. </text:p>
      <text:p text:style-name="infored">Pensar no diagrama de Arquitetura. Isso deveria estar mais pro final do semestre, não?</text:p>
      <text:p text:style-name="infored">Google agenda </text:p>
      <text:p text:style-name="infored">Mais detalhamento, quais os modulos do programa, uma visao macro do projeto, mas não detalhes de algoritmo e implementaçao. </text:p>
      <text:p text:style-name="P12">Descrever sucintamente o quê se pretende desenvolver como solução ao(s) problema(s) escolhido(s) para ser(em) solucionado(s).</text:p>
      <text:p text:style-name="P12">Incluir um diagrama de arquitetura.</text:p>
      <text:p text:style-name="P2"/>
      <text:h text:style-name="P14" text:outline-level="2">Estado da Evolução / Arte</text:h>
      <text:p text:style-name="P21">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4" text:outline-level="2"><text:bookmark-start text:name="_Toc49663071"/>MÉtodo DE DESENVOLVIMENTO<text:bookmark-end text:name="_Toc49663071"/></text:h>
      <text:p text:style-name="P21">Scrum SOLO</text:p>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4" text:outline-level="2"><text:bookmark-start text:name="_Toc49663072"/>Duração<text:bookmark-end text:name="_Toc49663072"/></text:h>
      <text:p text:style-name="infoblue">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4" text:outline-level="2"><text:soft-page-break/>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2"/>
      <text:h text:style-name="P14"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5"/>
            <text:p text:style-name="P15">Identificação da Atividade</text:p>
          </table:table-cell>
          <table:table-cell table:style-name="Table2.A1" table:number-columns-spanned="20" office:value-type="string">
            <text:p text:style-name="P17">Primeir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6"/>
          </table:table-cell>
          <table:table-cell table:style-name="Table2.A1" table:number-columns-spanned="4" office:value-type="string">
            <text:p text:style-name="P17">Fev</text:p>
          </table:table-cell>
          <table:covered-table-cell/>
          <table:covered-table-cell/>
          <table:covered-table-cell/>
          <table:table-cell table:style-name="Table2.A1" table:number-columns-spanned="4" office:value-type="string">
            <text:p text:style-name="P17">Mar</text:p>
          </table:table-cell>
          <table:covered-table-cell/>
          <table:covered-table-cell/>
          <table:covered-table-cell/>
          <table:table-cell table:style-name="Table2.A1" table:number-columns-spanned="4" office:value-type="string">
            <text:p text:style-name="P17">Abr</text:p>
          </table:table-cell>
          <table:covered-table-cell/>
          <table:covered-table-cell/>
          <table:covered-table-cell/>
          <table:table-cell table:style-name="Table2.A1" table:number-columns-spanned="4" office:value-type="string">
            <text:p text:style-name="P17">Mai</text:p>
          </table:table-cell>
          <table:covered-table-cell/>
          <table:covered-table-cell/>
          <table:covered-table-cell/>
          <table:table-cell table:style-name="Table2.A1" table:number-columns-spanned="4" office:value-type="string">
            <text:p text:style-name="P17">Jun</text:p>
          </table:table-cell>
          <table:covered-table-cell/>
          <table:covered-table-cell/>
          <table:covered-table-cell/>
        </table:table-row>
        <table:table-row table:style-name="Table2.2">
          <table:table-cell table:style-name="Table2.A1" office:value-type="string">
            <text:p text:style-name="P16"/>
          </table:table-cell>
          <table:table-cell table:style-name="Table2.A1" office:value-type="string">
            <text:p text:style-name="P17">1</text:p>
          </table:table-cell>
          <table:table-cell table:style-name="Table2.A1" office:value-type="string">
            <text:p text:style-name="P17">2</text:p>
          </table:table-cell>
          <table:table-cell table:style-name="Table2.A1" office:value-type="string">
            <text:p text:style-name="P17">3</text:p>
          </table:table-cell>
          <table:table-cell table:style-name="Table2.A1" office:value-type="string">
            <text:p text:style-name="P17">4</text:p>
          </table:table-cell>
          <table:table-cell table:style-name="Table2.A1" office:value-type="string">
            <text:p text:style-name="P17">5</text:p>
          </table:table-cell>
          <table:table-cell table:style-name="Table2.A1" office:value-type="string">
            <text:p text:style-name="P17">6</text:p>
          </table:table-cell>
          <table:table-cell table:style-name="Table2.A1" office:value-type="string">
            <text:p text:style-name="P17">7</text:p>
          </table:table-cell>
          <table:table-cell table:style-name="Table2.A1" office:value-type="string">
            <text:p text:style-name="P17">8</text:p>
          </table:table-cell>
          <table:table-cell table:style-name="Table2.A1" office:value-type="string">
            <text:p text:style-name="P17">9</text:p>
          </table:table-cell>
          <table:table-cell table:style-name="Table2.A1" office:value-type="string">
            <text:p text:style-name="P17">10</text:p>
          </table:table-cell>
          <table:table-cell table:style-name="Table2.A1" office:value-type="string">
            <text:p text:style-name="P17">11</text:p>
          </table:table-cell>
          <table:table-cell table:style-name="Table2.A1" office:value-type="string">
            <text:p text:style-name="P17">12</text:p>
          </table:table-cell>
          <table:table-cell table:style-name="Table2.A1" office:value-type="string">
            <text:p text:style-name="P17">13</text:p>
          </table:table-cell>
          <table:table-cell table:style-name="Table2.A1" office:value-type="string">
            <text:p text:style-name="P17">14</text:p>
          </table:table-cell>
          <table:table-cell table:style-name="Table2.A1" office:value-type="string">
            <text:p text:style-name="P17">15</text:p>
          </table:table-cell>
          <table:table-cell table:style-name="Table2.A1" office:value-type="string">
            <text:p text:style-name="P17">16</text:p>
          </table:table-cell>
          <table:table-cell table:style-name="Table2.A1" office:value-type="string">
            <text:p text:style-name="P17">17</text:p>
          </table:table-cell>
          <table:table-cell table:style-name="Table2.A1" office:value-type="string">
            <text:p text:style-name="P17">18</text:p>
          </table:table-cell>
          <table:table-cell table:style-name="Table2.A1" office:value-type="string">
            <text:p text:style-name="P17">19</text:p>
          </table:table-cell>
          <table:table-cell table:style-name="Table2.A1" office:value-type="string">
            <text:p text:style-name="P17">20</text:p>
          </table:table-cell>
        </table:table-row>
        <table:table-row table:style-name="Table2.2">
          <table:table-cell table:style-name="Table2.A1" office:value-type="string">
            <text:p text:style-name="P19">A1</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18">X</text:p>
          </table:table-cell>
          <table:table-cell table:style-name="Table2.A1" office:value-type="string">
            <text:p text:style-name="P20">X</text:p>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row table:style-name="Table2.2">
          <table:table-cell table:style-name="Table2.A1" office:value-type="string">
            <text:p text:style-name="P19"/>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p text:style-name="Standard"/>
      <text:h text:style-name="P14"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5"/>
            <text:p text:style-name="P15">Identificação da Atividade</text:p>
          </table:table-cell>
          <table:table-cell table:style-name="Table3.A1" table:number-columns-spanned="20" office:value-type="string">
            <text:p text:style-name="P17">Segundo Semestre</text:p>
            <text:p text:style-name="P17">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6"/>
          </table:table-cell>
          <table:table-cell table:style-name="Table3.A1" table:number-columns-spanned="4" office:value-type="string">
            <text:p text:style-name="P17">Jul</text:p>
          </table:table-cell>
          <table:covered-table-cell/>
          <table:covered-table-cell/>
          <table:covered-table-cell/>
          <table:table-cell table:style-name="Table3.A1" table:number-columns-spanned="4" office:value-type="string">
            <text:p text:style-name="P17">Ago</text:p>
          </table:table-cell>
          <table:covered-table-cell/>
          <table:covered-table-cell/>
          <table:covered-table-cell/>
          <table:table-cell table:style-name="Table3.A1" table:number-columns-spanned="4" office:value-type="string">
            <text:p text:style-name="P17">Set</text:p>
          </table:table-cell>
          <table:covered-table-cell/>
          <table:covered-table-cell/>
          <table:covered-table-cell/>
          <table:table-cell table:style-name="Table3.A1" table:number-columns-spanned="4" office:value-type="string">
            <text:p text:style-name="P17">Out</text:p>
          </table:table-cell>
          <table:covered-table-cell/>
          <table:covered-table-cell/>
          <table:covered-table-cell/>
          <table:table-cell table:style-name="Table3.A1" table:number-columns-spanned="4" office:value-type="string">
            <text:p text:style-name="P17">Nov</text:p>
          </table:table-cell>
          <table:covered-table-cell/>
          <table:covered-table-cell/>
          <table:covered-table-cell/>
        </table:table-row>
        <table:table-row table:style-name="Table3.2">
          <table:table-cell table:style-name="Table3.A1" office:value-type="string">
            <text:p text:style-name="P16"/>
          </table:table-cell>
          <table:table-cell table:style-name="Table3.A1" office:value-type="string">
            <text:p text:style-name="P17">21</text:p>
          </table:table-cell>
          <table:table-cell table:style-name="Table3.A1" office:value-type="string">
            <text:p text:style-name="P17">22</text:p>
          </table:table-cell>
          <table:table-cell table:style-name="Table3.A1" office:value-type="string">
            <text:p text:style-name="P17">23</text:p>
          </table:table-cell>
          <table:table-cell table:style-name="Table3.A1" office:value-type="string">
            <text:p text:style-name="P17">24</text:p>
          </table:table-cell>
          <table:table-cell table:style-name="Table3.A1" office:value-type="string">
            <text:p text:style-name="P17">25</text:p>
          </table:table-cell>
          <table:table-cell table:style-name="Table3.A1" office:value-type="string">
            <text:p text:style-name="P17">26</text:p>
          </table:table-cell>
          <table:table-cell table:style-name="Table3.A1" office:value-type="string">
            <text:p text:style-name="P17">27</text:p>
          </table:table-cell>
          <table:table-cell table:style-name="Table3.A1" office:value-type="string">
            <text:p text:style-name="P17">28</text:p>
          </table:table-cell>
          <table:table-cell table:style-name="Table3.A1" office:value-type="string">
            <text:p text:style-name="P17">29</text:p>
          </table:table-cell>
          <table:table-cell table:style-name="Table3.A1" office:value-type="string">
            <text:p text:style-name="P17">30</text:p>
          </table:table-cell>
          <table:table-cell table:style-name="Table3.A1" office:value-type="string">
            <text:p text:style-name="P17">31</text:p>
          </table:table-cell>
          <table:table-cell table:style-name="Table3.A1" office:value-type="string">
            <text:p text:style-name="P17">32</text:p>
          </table:table-cell>
          <table:table-cell table:style-name="Table3.A1" office:value-type="string">
            <text:p text:style-name="P17">33</text:p>
          </table:table-cell>
          <table:table-cell table:style-name="Table3.A1" office:value-type="string">
            <text:p text:style-name="P17">34</text:p>
          </table:table-cell>
          <table:table-cell table:style-name="Table3.A1" office:value-type="string">
            <text:p text:style-name="P17">35</text:p>
          </table:table-cell>
          <table:table-cell table:style-name="Table3.A1" office:value-type="string">
            <text:p text:style-name="P17">36</text:p>
          </table:table-cell>
          <table:table-cell table:style-name="Table3.A1" office:value-type="string">
            <text:p text:style-name="P17">37</text:p>
          </table:table-cell>
          <table:table-cell table:style-name="Table3.A1" office:value-type="string">
            <text:p text:style-name="P17">38</text:p>
          </table:table-cell>
          <table:table-cell table:style-name="Table3.A1" office:value-type="string">
            <text:p text:style-name="P17">39</text:p>
          </table:table-cell>
          <table:table-cell table:style-name="Table3.A1" office:value-type="string">
            <text:p text:style-name="P17">40</text:p>
          </table:table-cell>
        </table:table-row>
        <table:table-row table:style-name="Table3.2">
          <table:table-cell table:style-name="Table3.A1" office:value-type="string">
            <text:p text:style-name="P19">A1</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18">X</text:p>
          </table:table-cell>
          <table:table-cell table:style-name="Table3.A1" office:value-type="string">
            <text:p text:style-name="P20">X</text:p>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row table:style-name="Table3.2">
          <table:table-cell table:style-name="Table3.A1" office:value-type="string">
            <text:p text:style-name="P19"/>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row>
      </table:table>
      <text:p text:style-name="Standard"/>
      <text:h text:style-name="P14"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4"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4" text:outline-level="2"><text:bookmark-start text:name="_Toc49663077"/>Recursos Materiais<text:bookmark-end text:name="_Toc49663077"/></text:h>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4"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4" text:outline-level="2">Complexidade/DIFICULDADE</text:h>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4" text:outline-level="2">Outras Observações</text:h>
      <text:p text:style-name="infoblue">Incluir qualquer outra informação pertinente que não esteja coberta nos itens anteriores..</text:p>
      <text:p text:style-name="Standard"><text:bookmark-start text:name="_Toc37042835"/></text:p>
      <text:h text:style-name="P14"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udo" style:family="paragraph" style:parent-style-name="infoblue" style:class="text">
      <style:text-properties fo:color="#000000" fo:font-size="10pt" fo:font-style="normal" style:font-size-asian="10pt" style:font-style-asian="normal" style:font-size-complex="10pt" style:font-style-complex="normal"/>
    </style:style>
    <style:style style:name="infored" style:family="paragraph" style:parent-style-name="infoblue" style:class="text">
      <style:text-properties fo:color="#ff0000" fo:font-size="8pt" style:font-size-asian="8pt"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6</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3"><draw:text-box fo:min-height="0.041cm"><text:p text:style-name="footer"><text:page-number style:num-format="1" text:select-page="current">6</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18T09:21:39</dc:date>
    <meta:generator>LibreOffice/3.3$Unix OpenOffice.org_project/330m9$Build-1</meta:generator>
    <meta:editing-duration>PT1H34M2S</meta:editing-duration>
    <meta:editing-cycles>6</meta:editing-cycles>
    <meta:document-statistic meta:table-count="4" meta:image-count="0" meta:object-count="0" meta:page-count="6" meta:paragraph-count="199" meta:word-count="2226" meta:character-count="14186"/>
  </office:meta>
</office:document-meta>
</file>